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keep-with-next="auto"/>
    </style:style>
    <style:style style:name="P2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Alarms</text:span></text:p>
      <text:p text:style-name="P1"/>
      <text:p text:style-name="P1"><text:span text:style-name="T1">The Alarm library is a companion to the Time library that makes it easy to </text:span></text:p>
      <text:p text:style-name="P1"><text:span text:style-name="T1">perform tasks at specific times or after specific intervals.</text:span></text:p>
      <text:p text:style-name="P1"/>
      <text:p text:style-name="P1"><text:span text:style-name="T1">Tasks scheduled at a particular time of day are called Alarms,</text:span></text:p>
      <text:p text:style-name="P1"><text:span text:style-name="T1">tasks scheduled after an interval of time has elapsed are called Timers.</text:span></text:p>
      <text:p text:style-name="P1"><text:span text:style-name="T1">These tasks can be created to continuously repeat or to occur once only. <text:s/></text:span></text:p>
      <text:p text:style-name="P1"/>
      <text:p text:style-name="P1"><text:span text:style-name="T1">Here is how you create an alarm to trigger a task repeatedly at a particular time of day:</text:span></text:p>
      <text:p text:style-name="P1"><text:span text:style-name="T1"><text:s text:c="2"/>Alarm.alarmRepeat(8,30,0, MorningAlarm); <text:s/></text:span></text:p>
      <text:p text:style-name="P1"><text:span text:style-name="T1">This would call the function MorningAlarm() <text:s/>at 8:30 am every day.</text:span></text:p>
      <text:p text:style-name="P1"/>
      <text:p text:style-name="P1"><text:span text:style-name="T1">If you want the alarm to trigger only once you can use the alarmOnce <text:s/>method:</text:span></text:p>
      <text:p text:style-name="P1"><text:span text:style-name="T1"><text:s text:c="2"/>Alarm.alarmOnce(8,30,0, MorningAlarm); <text:s/></text:span></text:p>
      <text:p text:style-name="P1"><text:span text:style-name="T1">This calls a MorningAlarm() function in a sketch once only (when the time is next 8:30am)</text:span></text:p>
      <text:p text:style-name="P1"/>
      <text:p text:style-name="P1"><text:span text:style-name="T1">Alarms can be specified to trigger a task repeatedly at a particular day of week and time of day:</text:span></text:p>
      <text:p text:style-name="P1"><text:span text:style-name="T1"><text:s text:c="2"/>Alarm.alarmRepeat(dowMonday, 9,15,0, MondayMorningAlarm); <text:s/></text:span></text:p>
      <text:p text:style-name="P1"><text:span text:style-name="T1">This would call the function WeeklyAlarm() at 9:15am every Monday.</text:span></text:p>
      <text:p text:style-name="P1"><text:soft-page-break/></text:p>
      <text:p text:style-name="P1"><text:span text:style-name="T1">If you want the alarm to trigger once only on a particular day and time you can do this:</text:span></text:p>
      <text:p text:style-name="P1"><text:span text:style-name="T1"><text:s text:c="3"/>Alarm.alarmOnce(dowMonday, 9,15,0, MondayMorningAlarm); <text:s/></text:span></text:p>
      <text:p text:style-name="P1"><text:span text:style-name="T1">This would call the function MondayMorning() Alarm on the next Monday at 9:15am.</text:span></text:p>
      <text:p text:style-name="P1"/>
      <text:p text:style-name="P1"><text:span text:style-name="T1">Timers trigger tasks that occur after a specified interval of time has passed.</text:span></text:p>
      <text:p text:style-name="P1"><text:span text:style-name="T1">The timer interval can be specified in seconds, or in hour, minutes and seconds.</text:span></text:p>
      <text:p text:style-name="P1"><text:span text:style-name="T1"><text:s text:c="2"/>Alarm.timerRepeat(15, Repeats); <text:s text:c="11"/>// timer task every 15 seconds <text:s text:c="3"/></text:span></text:p>
      <text:p text:style-name="P1"><text:span text:style-name="T1">This calls the Repeats() function in your sketch every 15 seconds.</text:span></text:p>
      <text:p text:style-name="P1"/>
      <text:p text:style-name="P1"><text:span text:style-name="T1">If you want a timer to trigger once only, you can use the timerOnce method:</text:span></text:p>
      <text:p text:style-name="P1"><text:span text:style-name="T1"><text:s text:c="2"/>Alarm.timerOnce(10, OnceOnly); <text:s text:c="12"/>// called once after 10 seconds </text:span></text:p>
      <text:p text:style-name="P1"><text:span text:style-name="T1">This calls the onceOnly() function in a sketch 10 seconds after the timer is created. </text:span></text:p>
      <text:p text:style-name="P1"/>
      <text:p text:style-name="P1"><text:span text:style-name="T1">If you want to trigger once at a specified date and time you can use the trigger Once() method:</text:span></text:p>
      <text:p text:style-name="P1"><text:span text:style-name="T1"><text:s text:c="2"/>Alarm. triggerOnce(time_t value, <text:s/>explicitAlarm); // value specifies a date and time</text:span></text:p>
      <text:p text:style-name="P1"><text:span text:style-name="T1">(See the makeTime() method in the Time library to convert dates and times into time_t)</text:span></text:p>
      <text:p text:style-name="P1"/>
      <text:p text:style-name="P1"><text:span text:style-name="T1">Your sketch should call the Alarm.delay() function instead of the Arduino delay() function when</text:span></text:p>
      <text:p text:style-name="P1"><text:span text:style-name="T1">using the Alarms library. <text:s/>The timeliness of triggers depends on sketch delays using this function.</text:span></text:p>
      <text:p text:style-name="P1"><text:span text:style-name="T1"><text:s text:c="2"/>Alarm.delay( period); // Similar to Arduino delay - pauses the program for the period (in milliseconds).</text:span></text:p>
      <text:p text:style-name="P1"><text:soft-page-break/></text:p>
      <text:p text:style-name="P1"/>
      <text:p text:style-name="P1"><text:span text:style-name="T1"><text:s/></text:span></text:p>
      <text:p text:style-name="P1"><text:span text:style-name="T1">Here is an example sketch:</text:span></text:p>
      <text:p text:style-name="P1"/>
      <text:p text:style-name="P1"><text:span text:style-name="T1">This sketch <text:s/>triggers daily alarms at 8:30 am and 17:45 pm.</text:span></text:p>
      <text:p text:style-name="P1"><text:span text:style-name="T1">A Timer is triggered every 15 seconds, another timer triggers once only after 10 seconds.</text:span></text:p>
      <text:p text:style-name="P1"><text:span text:style-name="T1">A weekly alarm is triggered every Sunday at 8:30:30</text:span></text:p>
      <text:p text:style-name="P1"/>
      <text:p text:style-name="P1"><text:span text:style-name="T1">#include &lt;Time.h&gt;</text:span></text:p>
      <text:p text:style-name="P1"><text:span text:style-name="T1">#include &lt;TimeAlarms.h&gt;</text:span></text:p>
      <text:p text:style-name="P1"/>
      <text:p text:style-name="P1"><text:span text:style-name="T1">void setup()</text:span></text:p>
      <text:p text:style-name="P1"><text:span text:style-name="T1">{</text:span></text:p>
      <text:p text:style-name="P1"><text:span text:style-name="T1"><text:s text:c="2"/>Serial.begin(9600);</text:span></text:p>
      <text:p text:style-name="P1"><text:span text:style-name="T1"><text:s text:c="2"/>setTime(8,29,0,1,1,11); // set time to Saturday 8:29:00am Jan 1 2011</text:span></text:p>
      <text:p text:style-name="P1"><text:span text:style-name="T1"><text:s text:c="2"/>// create the alarms </text:span></text:p>
      <text:p text:style-name="P1"><text:span text:style-name="T1"><text:s text:c="2"/>Alarm.alarmRepeat(8,30,0, MorningAlarm); <text:s/>// 8:30am every day</text:span></text:p>
      <text:p text:style-name="P1"><text:span text:style-name="T1"><text:s text:c="2"/>Alarm.alarmRepeat(17,45,0,EveningAlarm); <text:s/>// 5:45pm every day </text:span></text:p>
      <text:p text:style-name="P1"><text:span text:style-name="T1"><text:s text:c="2"/>Alarm.alarmRepeat(dowSaturday,8,30,30,WeeklyAlarm); <text:s/>// 8:30:30 every Saturday </text:span></text:p>
      <text:p text:style-name="P1"/>
      <text:p text:style-name="P1"><text:soft-page-break/><text:span text:style-name="T1"><text:s/></text:span></text:p>
      <text:p text:style-name="P1"><text:span text:style-name="T1"><text:s text:c="2"/>Alarm.timerRepeat(15, Repeats); <text:s text:c="11"/>// timer for every 15 seconds <text:s text:c="3"/></text:span></text:p>
      <text:p text:style-name="P1"><text:span text:style-name="T1"><text:s text:c="2"/>Alarm.timerOnce(10, OnceOnly); <text:s text:c="12"/>// called once after 10 seconds </text:span></text:p>
      <text:p text:style-name="P1"><text:span text:style-name="T1">}</text:span></text:p>
      <text:p text:style-name="P1"/>
      <text:p text:style-name="P1"><text:span text:style-name="T1">void <text:s/>loop(){ <text:s/></text:span></text:p>
      <text:p text:style-name="P1"><text:span text:style-name="T1"><text:s text:c="2"/>digitalClockDisplay();</text:span></text:p>
      <text:p text:style-name="P1"><text:span text:style-name="T1"><text:s text:c="2"/>Alarm.delay(1000); // wait one second between clock display</text:span></text:p>
      <text:p text:style-name="P1"><text:span text:style-name="T1">}</text:span></text:p>
      <text:p text:style-name="P1"/>
      <text:p text:style-name="P1"><text:span text:style-name="T1">// functions to be called when an alarm triggers:</text:span></text:p>
      <text:p text:style-name="P1"><text:span text:style-name="T1">void MorningAlarm(){</text:span></text:p>
      <text:p text:style-name="P1"><text:span text:style-name="T1"><text:s text:c="2"/>Serial.println("Alarm: - turn lights off"); <text:s text:c="3"/></text:span></text:p>
      <text:p text:style-name="P1"><text:span text:style-name="T1">}</text:span></text:p>
      <text:p text:style-name="P1"/>
      <text:p text:style-name="P1"><text:span text:style-name="T1">void EveningAlarm(){</text:span></text:p>
      <text:p text:style-name="P1"><text:span text:style-name="T1"><text:s text:c="2"/>Serial.println("Alarm: - turn lights on"); <text:s text:c="10"/></text:span></text:p>
      <text:p text:style-name="P1"><text:span text:style-name="T1">}</text:span></text:p>
      <text:p text:style-name="P1"/>
      <text:p text:style-name="P1"><text:span text:style-name="T1">void WeeklyAlarm(){</text:span></text:p>
      <text:p text:style-name="P1"><text:span text:style-name="T1"><text:s text:c="2"/>Serial.println("Alarm: - its Monday Morning"); <text:s text:c="5"/></text:span></text:p>
      <text:p text:style-name="P1"><text:soft-page-break/><text:span text:style-name="T1">}</text:span></text:p>
      <text:p text:style-name="P1"/>
      <text:p text:style-name="P1"><text:span text:style-name="T1">void ExplicitAlarm(){</text:span></text:p>
      <text:p text:style-name="P1"><text:span text:style-name="T1"><text:s text:c="2"/>Serial.println("Alarm: - this triggers only at the given date and time"); <text:s text:c="6"/></text:span></text:p>
      <text:p text:style-name="P1"><text:span text:style-name="T1">}</text:span></text:p>
      <text:p text:style-name="P1"/>
      <text:p text:style-name="P1"><text:span text:style-name="T1">void Repeats(){</text:span></text:p>
      <text:p text:style-name="P1"><text:span text:style-name="T1"><text:s text:c="2"/>Serial.println("15 second timer"); <text:s text:c="8"/></text:span></text:p>
      <text:p text:style-name="P1"><text:span text:style-name="T1">}</text:span></text:p>
      <text:p text:style-name="P1"/>
      <text:p text:style-name="P1"><text:span text:style-name="T1">void OnceOnly(){</text:span></text:p>
      <text:p text:style-name="P1"><text:span text:style-name="T1"><text:s text:c="2"/>Serial.println("This timer only triggers once"); <text:s/></text:span></text:p>
      <text:p text:style-name="P1"><text:span text:style-name="T1">}</text:span></text:p>
      <text:p text:style-name="P1"/>
      <text:p text:style-name="P1"><text:span text:style-name="T1">void digitalClockDisplay()</text:span></text:p>
      <text:p text:style-name="P1"><text:span text:style-name="T1">{</text:span></text:p>
      <text:p text:style-name="P1"><text:span text:style-name="T1"><text:s text:c="2"/>// digital clock display of the time</text:span></text:p>
      <text:p text:style-name="P1"><text:span text:style-name="T1"><text:s text:c="2"/>Serial.print(hour());</text:span></text:p>
      <text:p text:style-name="P1"><text:span text:style-name="T1"><text:s text:c="2"/>printDigits(minute());</text:span></text:p>
      <text:p text:style-name="P1"><text:span text:style-name="T1"><text:s text:c="2"/>printDigits(second());</text:span></text:p>
      <text:p text:style-name="P1"><text:span text:style-name="T1"><text:s text:c="2"/>Serial.println(); </text:span></text:p>
      <text:p text:style-name="P1"><text:soft-page-break/><text:span text:style-name="T1">}</text:span></text:p>
      <text:p text:style-name="P1"/>
      <text:p text:style-name="P1"><text:span text:style-name="T1">void printDigits(int digits)</text:span></text:p>
      <text:p text:style-name="P1"><text:span text:style-name="T1">{</text:span></text:p>
      <text:p text:style-name="P1"><text:span text:style-name="T1"><text:s text:c="2"/>Serial.print(":");</text:span></text:p>
      <text:p text:style-name="P1"><text:span text:style-name="T1"><text:s text:c="2"/>if(digits &lt; 10)</text:span></text:p>
      <text:p text:style-name="P1"><text:span text:style-name="T1"><text:s text:c="4"/>Serial.print('0');</text:span></text:p>
      <text:p text:style-name="P1"><text:span text:style-name="T1"><text:s text:c="2"/>Serial.print(digits);</text:span></text:p>
      <text:p text:style-name="P1"><text:span text:style-name="T1">}</text:span></text:p>
      <text:p text:style-name="P1"><text:span text:style-name="T1">Note that the loop code calls Alarm.delay(1000) - <text:s/>Alarm.delay must be used</text:span></text:p>
      <text:p text:style-name="P1"><text:span text:style-name="T1">instead of the usual arduino delay function because the alarms are serviced in the Alarm.delay method.</text:span></text:p>
      <text:p text:style-name="P1"><text:span text:style-name="T1">Failing to regularly call Alarm.delay will result in the alarms not being triggered</text:span></text:p>
      <text:p text:style-name="P1"><text:span text:style-name="T1">so always use Alarm.delay instead of delay in sketches that use the Alarms library.</text:span></text:p>
      <text:p text:style-name="P1"/>
      <text:p text:style-name="P1"><text:span text:style-name="T1">Functional reference:</text:span></text:p>
      <text:p text:style-name="P1"/>
      <text:p text:style-name="P1"><text:span text:style-name="T1">// functions to create alarms and timers</text:span></text:p>
      <text:p text:style-name="P1"/>
      <text:p text:style-name="P1"><text:span text:style-name="T1">Alarm.triggerOnce(value, AlarmFunction);</text:span></text:p>
      <text:p text:style-name="P1"><text:span text:style-name="T1"><text:s text:c="2"/>Description: Call user provided AlarmFunction once at the date and time of the given value</text:span></text:p>
      <text:p text:style-name="P1"><text:span text:style-name="T1"><text:s text:c="2"/>See the Ttime library for more on time_t values </text:span></text:p>
      <text:p text:style-name="P1"><text:soft-page-break/><text:span text:style-name="T1"><text:s text:c="2"/></text:span></text:p>
      <text:p text:style-name="P1"><text:span text:style-name="T1">Alarm.alarmRepeat(Hour, Minute, Second, <text:s/>AlarmFunction);</text:span></text:p>
      <text:p text:style-name="P1"><text:span text:style-name="T1"><text:s text:c="2"/>Description: <text:s/>Calls user provided AlarmFunction <text:s/>every day at the given Hour, Minute and Second.</text:span></text:p>
      <text:p text:style-name="P1"/>
      <text:p text:style-name="P1"><text:span text:style-name="T1">Alarm.alarmRepeat(value, <text:s/>AlarmFunction);</text:span></text:p>
      <text:p text:style-name="P1"><text:span text:style-name="T1"><text:s text:c="2"/>Description: <text:s/>Calls user provided AlarmFunction <text:s/>every day at the time indicated by the given value</text:span></text:p>
      <text:p text:style-name="P1"/>
      <text:p text:style-name="P1"><text:span text:style-name="T1">Alarm.alarmRepeat(DayOfWeek, Hour, Minute, Second, <text:s/>AlarmFunction);</text:span></text:p>
      <text:p text:style-name="P1"><text:span text:style-name="T1"><text:s text:c="2"/>Description: <text:s/>Calls user provided AlarmFunction <text:s/>every week on the given <text:s/>DayOfWeek, Hour, Minute and Second.</text:span></text:p>
      <text:p text:style-name="P1"/>
      <text:p text:style-name="P1"><text:span text:style-name="T1">Alarm.alarmOnce(Hour, Minute, Second, <text:s/>AlarmFunction);</text:span></text:p>
      <text:p text:style-name="P1"><text:span text:style-name="T1"><text:s text:c="2"/>Description: <text:s/>Calls user provided AlarmFunction once when the Arduino time next reaches the given Hour, Minute and Second.</text:span></text:p>
      <text:p text:style-name="P1"/>
      <text:p text:style-name="P1"><text:span text:style-name="T1">Alarm.alarmOnce(value, <text:s/>AlarmFunction);</text:span></text:p>
      <text:p text:style-name="P1"><text:span text:style-name="T1"><text:s text:c="2"/>Description: <text:s/>Calls user provided AlarmFunction <text:s/>once at the next <text:s/>time indicated by the given value</text:span></text:p>
      <text:p text:style-name="P1"/>
      <text:p text:style-name="P1"><text:span text:style-name="T1">Alarm.alarmOnce(DayOfWeek, Hour, Minute, Second, <text:s/>AlarmFunction);</text:span></text:p>
      <text:p text:style-name="P1"><text:span text:style-name="T1"><text:s text:c="2"/>Description: <text:s/>Calls user provided AlarmFunction <text:s/>once only on the next <text:s/>DayOfWeek, Hour, Minute and Second.</text:span></text:p>
      <text:p text:style-name="P1"/>
      <text:p text:style-name="P1"><text:span text:style-name="T1">Alarm.timerRepeat(Period, TimerFunction);</text:span></text:p>
      <text:p text:style-name="P1"><text:span text:style-name="T1"><text:s text:c="2"/>Description: <text:s/>Continuously calls user provided TimerFunction <text:s/>after the given period in seconds has elapsed. </text:span></text:p>
      <text:p text:style-name="P1"><text:soft-page-break/></text:p>
      <text:p text:style-name="P1"><text:span text:style-name="T1">Alarm.timerRepeat(Hour, Minute, Second, TimerFunction);</text:span></text:p>
      <text:p text:style-name="P1"><text:span text:style-name="T1"><text:s text:c="2"/>Description: <text:s/>As timerRepeat above, but period is the number of seconds in the given Hour, Minute and Second parameters</text:span></text:p>
      <text:p text:style-name="P1"/>
      <text:p text:style-name="P1"><text:span text:style-name="T1">Alarm.timerOnce(Period, TimerFunction);</text:span></text:p>
      <text:p text:style-name="P1"><text:span text:style-name="T1"><text:s text:c="2"/>Description: <text:s/>Calls user provided TimerFunction <text:s/>once only after the given period in seconds has elapsed. </text:span></text:p>
      <text:p text:style-name="P1"/>
      <text:p text:style-name="P1"><text:span text:style-name="T1">Alarm.timerOnce(Hour, Minute, Second, TimerFunction);</text:span></text:p>
      <text:p text:style-name="P1"><text:span text:style-name="T1"><text:s text:c="2"/>Description: <text:s/>As timerOnce above, but period is the number of seconds in the given Hour, Minute and Second parameters</text:span></text:p>
      <text:p text:style-name="P1"/>
      <text:p text:style-name="P1"><text:span text:style-name="T1">Alarm.delay( period)</text:span></text:p>
      <text:p text:style-name="P1"><text:span text:style-name="T1"><text:s/>Description: Similar to Arduino delay - pauses the program for the period (in miliseconds) specified.</text:span></text:p>
      <text:p text:style-name="P1"><text:span text:style-name="T1"><text:s/>Call this function rather than the Arduino delay function when using the Alarms library.</text:span></text:p>
      <text:p text:style-name="P1"><text:span text:style-name="T1"><text:s/>The timeliness of the triggers <text:s/>depends on sketch delays using this function.</text:span></text:p>
      <text:p text:style-name="P1"/>
      <text:p text:style-name="P1"><text:span text:style-name="T1">Low level functions not usually required for typical applications:</text:span></text:p>
      <text:p text:style-name="P1"><text:span text:style-name="T1"><text:s text:c="2"/>disable( ID); <text:s/>- <text:s/>prevent the alarm associated with the given ID from triggering <text:s text:c="2"/></text:span></text:p>
      <text:p text:style-name="P1"><text:span text:style-name="T1"><text:s text:c="2"/>enable(ID); <text:s/>- <text:s/>enable the alarm </text:span></text:p>
      <text:p text:style-name="P1"><text:span text:style-name="T1"><text:s text:c="2"/>write(ID, <text:s/>value); <text:s/>- <text:s/>write the value (and enable) the alarm for the given ID <text:s/></text:span></text:p>
      <text:p text:style-name="P1"><text:span text:style-name="T1"><text:s text:c="2"/>read(ID); <text:s text:c="4"/>- return the value for the given ID <text:s/></text:span></text:p>
      <text:p text:style-name="P1"><text:span text:style-name="T1"><text:s text:c="2"/>readType(ID); <text:s/>- return the alarm type for the given alarm ID</text:span></text:p>
      <text:p text:style-name="P1"><text:soft-page-break/><text:span text:style-name="T1"><text:s text:c="2"/>getTriggeredAlarmId(); <text:s text:c="2"/>- <text:s/>returns the currently triggered <text:s/>alarm id, only valid in an alarm callback</text:span></text:p>
      <text:p text:style-name="P1"/>
      <text:p text:style-name="P1"><text:span text:style-name="T1">FAQ</text:span></text:p>
      <text:p text:style-name="P1"/>
      <text:p text:style-name="P1"><text:span text:style-name="T1">Q: What hardware and software is needed to use this library?</text:span></text:p>
      <text:p text:style-name="P1"><text:span text:style-name="T1">A: This library requires the Time library. No internal or external hardware is used by the Alarm library.</text:span></text:p>
      <text:p text:style-name="P1"/>
      <text:p text:style-name="P1"><text:span text:style-name="T1">Q: Why must I use Alarm.delay() instead of delay()?</text:span></text:p>
      <text:p text:style-name="P1"><text:span text:style-name="T1">A: Task scheduling is handled in the Alarm.delay function.</text:span></text:p>
      <text:p text:style-name="P1"><text:span text:style-name="T1">Tasks are monitored and <text:s/>triggered from within the Alarm.delay call so Alarm.delay should be called</text:span></text:p>
      <text:p text:style-name="P1"><text:span text:style-name="T1">whenever a delay is required in your sketch.</text:span></text:p>
      <text:p text:style-name="P1"><text:span text:style-name="T1">If your sketch waits on an external event (for example, <text:s/>a sensor change),</text:span></text:p>
      <text:p text:style-name="P1"><text:span text:style-name="T1">make sure you repeatedly call Alarm.delay while checking the sensor.</text:span></text:p>
      <text:p text:style-name="P1"><text:span text:style-name="T1">You can call Alarm.delay(0) if you need to service the scheduler without a delay.</text:span></text:p>
      <text:p text:style-name="P1"/>
      <text:p text:style-name="P1"><text:span text:style-name="T1">Q: Are there any restrictions on the code in a task handler function?</text:span></text:p>
      <text:p text:style-name="P1"><text:span text:style-name="T1">A: No. The scheduler does not use interrupts so your task handling function is no</text:span></text:p>
      <text:p text:style-name="P1"><text:span text:style-name="T1">different from other functions you create in your sketch. </text:span></text:p>
      <text:p text:style-name="P1"/>
      <text:p text:style-name="P1"><text:span text:style-name="T1">Q: What are the shortest and longest intervals that can be scheduled?</text:span></text:p>
      <text:p text:style-name="P1"><text:span text:style-name="T1">A: <text:s/>Time intervals can range from 1 second to years.</text:span></text:p>
      <text:p text:style-name="P1"><text:soft-page-break/><text:span text:style-name="T1">(If you need timer intervals shorter than 1 second then the TimedAction library</text:span></text:p>
      <text:p text:style-name="P1"><text:span text:style-name="T1">by Alexander Brevig may be more suitable, see: http://www.arduino.cc/playground/Code/TimedAction)</text:span></text:p>
      <text:p text:style-name="P1"/>
      <text:p text:style-name="P1"><text:span text:style-name="T1">Q: How are scheduled tasks affected if the system time is changed?</text:span></text:p>
      <text:p text:style-name="P1"><text:span text:style-name="T1">A: Tasks are scheduled for specific times designated by the system clock.</text:span></text:p>
      <text:p text:style-name="P1"><text:span text:style-name="T1">If the system time is reset to a later time (for example one hour ahead) then all</text:span></text:p>
      <text:p text:style-name="P1"><text:span text:style-name="T1">alarms and timers will occur one hour later.</text:span></text:p>
      <text:p text:style-name="P1"><text:span text:style-name="T1">If the system time is set backwards (for example one hour back) then the alarms and timers will occur an hour earlier.</text:span></text:p>
      <text:p text:style-name="P1"><text:span text:style-name="T1">If the time is reset before the time a task was scheduled, then the task will be triggered on the next service (the next call to Alarm.delay).</text:span></text:p>
      <text:p text:style-name="P1"><text:span text:style-name="T1">This is <text:s/>the expected behaviour for Alarms <text:s text:c="2"/>tasks scheduled for a specific time of day will trigger at that time, but the affect on timers may not be intuitive. If a timer is scheduled to trigger in 5 minutes time and the clock is set ahead by one hour, that timer will not trigger until one hour and 5 minutes has elapsed.</text:span></text:p>
      <text:p text:style-name="P1"/>
      <text:p text:style-name="P1"><text:span text:style-name="T1">Q: What <text:s/>is the valid range of times supported by these libraries?</text:span></text:p>
      <text:p text:style-name="P1"><text:span text:style-name="T1">A: The time library is intended to handle times from Jan 1 1970 through Jan 19 2038.</text:span></text:p>
      <text:p text:style-name="P1"><text:span text:style-name="T1"><text:s/>The Alarms library expects dates to be on or after Jan1 1971 so clocks should no be set earlier than this if using Alarms.</text:span></text:p>
      <text:p text:style-name="P1"><text:span text:style-name="T1">(The functions to create alarms will return an error if an earlier date is given).</text:span></text:p>
      <text:p text:style-name="P1"/>
      <text:p text:style-name="P1"><text:span text:style-name="T1">Q: How many alarms can be created?</text:span></text:p>
      <text:p text:style-name="P1"><text:span text:style-name="T1">A: Up to six alarms can be scheduled. <text:s/></text:span></text:p>
      <text:p text:style-name="P1"><text:span text:style-name="T1">The number of alarms can be changed in the TimeAlarms header file (set by the constant dtNBR_ALARMS,</text:span></text:p>
      <text:p text:style-name="P1"><text:span text:style-name="T1">note that the RAM used equals dtNBR_ALARMS <text:s/>* 11)</text:span></text:p>
      <text:p text:style-name="P1"/>
      <text:p text:style-name="P1"><text:soft-page-break/><text:span text:style-name="T1">onceOnly Alarms and Timers are freed when they are triggered so another onceOnly alarm can be set to trigger again.</text:span></text:p>
      <text:p text:style-name="P1"><text:span text:style-name="T1">There is no limit to the number of times a onceOnly alarm can be reset.</text:span></text:p>
      <text:p text:style-name="P1"/>
      <text:p text:style-name="P1"><text:span text:style-name="T1">The following fragment gives one example of how a timerOnce <text:s/>task can be rescheduled:</text:span></text:p>
      <text:p text:style-name="P1"><text:span text:style-name="T1">Alarm.timerOnce(random(10), randomTimer); <text:s/>// trigger after random number of seconds</text:span></text:p>
      <text:p text:style-name="P1"/>
      <text:p text:style-name="P1"><text:span text:style-name="T1">void randomTimer(){</text:span></text:p>
      <text:p text:style-name="P1"><text:span text:style-name="T1"><text:s text:c="2"/>int period = random(2,10); <text:s text:c="12"/>// get a new random period </text:span></text:p>
      <text:p text:style-name="P1"><text:span text:style-name="T1"><text:s text:c="2"/>Alarm.timerOnce(period, randomTimer); <text:s/>// trigger for another random period </text:span></text:p>
      <text:p text:style-name="P1"><text:span text:style-name="T1">}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tru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tru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tru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tru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tru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1" meta:paragraph-count="169" meta:word-count="1498" meta:character-count="10020" meta:non-whitespace-character-count="8366"/>
    <meta:generator>LibreOfficeDev/5.1.0.3$Linux_X86_64 LibreOffice_project/</meta:generator>
  </office:meta>
</office:document-meta>
</file>